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c48a" officeooo:paragraph-rsid="0010c48a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0c48a" officeooo:paragraph-rsid="0010c48a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0c48a" officeooo:paragraph-rsid="0010c48a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10c48a" officeooo:paragraph-rsid="0010c48a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officeooo:rsid="0010c48a" officeooo:paragraph-rsid="0010c48a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nbank aufbau vom Projekt „Tracking for my Bullen time“:</text:p>
      <text:p text:style-name="P1"/>
      <text:p text:style-name="P2">User und Login:</text:p>
      <text:p text:style-name="P2"/>
      <text:p text:style-name="P3"><text:tab/><text:span text:style-name="T1">User:</text:span></text:p>
      <text:list xml:id="list3747556931283201464" text:style-name="L1">
        <text:list-item>
          <text:p text:style-name="P4">ID = Identified by UUID , string</text:p>
        </text:list-item>
        <text:list-item>
          <text:p text:style-name="P4">Username = string</text:p>
        </text:list-item>
        <text:list-item>
          <text:p text:style-name="P4">Email = string</text:p>
        </text:list-item>
        <text:list-item>
          <text:p text:style-name="P4">Password = string</text:p>
        </text:list-item>
        <text:list-item>
          <text:p text:style-name="P4">Login = UUID of userlogin table</text:p>
        </text:list-item>
        <text:list-item>
          <text:p text:style-name="P4">Userdata = UUID of Userdata table</text:p>
        </text:list-item>
      </text:list>
      <text:p text:style-name="P3"><text:tab/><text:span text:style-name="T1">Login:</text:span></text:p>
      <text:list xml:id="list518508064251952844" text:style-name="L2">
        <text:list-item>
          <text:p text:style-name="P5">UUID = UUID for the User</text:p>
        </text:list-item>
        <text:list-item>
          <text:p text:style-name="P5">LoginDate = DateTime</text:p>
        </text:list-item>
      </text:list>
      <text:p text:style-name="P3"/>
      <text:p text:style-name="P3"><text:tab/><text:span text:style-name="T1">UserData:</text:span></text:p>
      <text:p text:style-name="P3"><text:tab/><text:tab/>Einstellungen und alles was dazugehö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7:26:34.807156586</meta:creation-date>
    <dc:date>2014-09-13T19:44:12.530623597</dc:date>
    <meta:editing-duration>PT2H10M15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4" meta:word-count="65" meta:character-count="341" meta:non-whitespace-character-count="293"/>
  </office:meta>
</office:document-meta>
</file>